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7.8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id="id1" draw:layer="layout" svg:width="3.5cm" svg:height="1cm" svg:x="5.7cm" svg:y="5.5cm">
          <text:p text:style-name="P1">ルータA</text:p>
        </draw:rect>
        <draw:rect draw:style-name="gr1" draw:text-style-name="P1" draw:id="id2" draw:layer="layout" svg:width="3.5cm" svg:height="1cm" svg:x="19.1cm" svg:y="5.5cm">
          <text:p text:style-name="P1">ルータB</text:p>
        </draw:rect>
        <draw:ellipse draw:style-name="gr1" draw:text-style-name="P1" draw:id="id3" draw:layer="layout" svg:width="5cm" svg:height="2cm" svg:x="5cm" svg:y="9cm">
          <text:p text:style-name="P1">192.168.0/24</text:p>
        </draw:ellipse>
        <draw:ellipse draw:style-name="gr1" draw:text-style-name="P1" draw:id="id4" draw:layer="layout" svg:width="5cm" svg:height="2cm" svg:x="18.8cm" svg:y="9cm">
          <text:p text:style-name="P1">172.16/16</text:p>
        </draw:ellipse>
        <draw:connector draw:style-name="gr2" draw:text-style-name="P1" draw:layer="layout" svg:x1="9.2cm" svg:y1="6cm" svg:x2="19.1cm" svg:y2="6cm" draw:start-shape="id1" draw:start-glue-point="1" draw:end-shape="id2" draw:end-glue-point="3" svg:d="m9200 6000h9900">
          <text:p/>
        </draw:connector>
        <draw:frame draw:style-name="gr3" draw:layer="layout" svg:width="6.603cm" svg:height="0.963cm" svg:x="10.9cm" svg:y="4.6cm">
          <draw:text-box>
            <text:p>UnnumberedIPで接続</text:p>
          </draw:text-box>
        </draw:frame>
        <draw:frame draw:style-name="gr3" draw:text-style-name="P2" draw:layer="layout" svg:width="3.338cm" svg:height="1.302cm" svg:x="9.2cm" svg:y="6.2cm">
          <draw:text-box>
            <text:p><text:span text:style-name="T1">WAN</text:span><text:span text:style-name="T1">側</text:span></text:p>
            <text:p><text:span text:style-name="T1">インタフェイス</text:span></text:p>
          </draw:text-box>
        </draw:frame>
        <draw:frame draw:style-name="gr3" draw:text-style-name="P2" draw:layer="layout" svg:width="3.338cm" svg:height="1.302cm" svg:x="17.001cm" svg:y="6.2cm">
          <draw:text-box>
            <text:p><text:span text:style-name="T1">WAN</text:span><text:span text:style-name="T1">側</text:span></text:p>
            <text:p><text:span text:style-name="T1">インタフェイス</text:span></text:p>
          </draw:text-box>
        </draw:frame>
        <draw:custom-shape draw:style-name="gr4" draw:text-style-name="P3" draw:layer="layout" svg:width="7.5cm" svg:height="1.5cm" svg:x="16.4cm" svg:y="2.2cm">
          <text:p text:style-name="P1"><text:span text:style-name="T1">WAN</text:span><text:span text:style-name="T1">側インタフェイスのむこうは</text:span></text:p>
          <text:p text:style-name="P1"><text:span text:style-name="T1">192.168.0/24</text:span></text:p>
          <draw:enhanced-geometry svg:viewBox="0 0 21600 21600" draw:text-areas="800 800 20800 20800" draw:type="round-rectangular-callout" draw:modifiers="9462.41834422077 44998.800799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7.5cm" svg:height="1.5cm" svg:x="3.1cm" svg:y="2.2cm">
          <text:p text:style-name="P1"><text:span text:style-name="T1">WAN</text:span><text:span text:style-name="T1">側インタフェイスのむこうは</text:span></text:p>
          <text:p text:style-name="P1"><text:span text:style-name="T1">172.16/16</text:span></text:p>
          <draw:enhanced-geometry svg:viewBox="0 0 21600 21600" draw:text-areas="800 800 20800 20800" draw:type="round-rectangular-callout" draw:modifiers="9462.41834422077 44998.800799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" draw:text-style-name="P3" draw:layer="layout" svg:x1="5.7cm" svg:y1="6cm" svg:x2="5cm" svg:y2="10cm" draw:start-shape="id1" draw:start-glue-point="3" draw:end-shape="id3" svg:d="m5700 6000h-1201v4000h501">
          <text:p/>
        </draw:connector>
        <draw:connector draw:style-name="gr2" draw:text-style-name="P3" draw:layer="layout" svg:x1="22.6cm" svg:y1="6cm" svg:x2="23.8cm" svg:y2="10cm" draw:start-shape="id2" draw:start-glue-point="1" draw:end-shape="id4" draw:end-glue-point="1" svg:d="m22600 6000h1701v4000h-501">
          <text:p/>
        </draw:connector>
        <draw:frame draw:style-name="gr3" draw:text-style-name="P2" draw:layer="layout" svg:width="7.055cm" svg:height="0.806cm" svg:x="3.8cm" svg:y="11.488cm">
          <draw:text-box>
            <text:p><text:span text:style-name="T1">ルータ</text:span><text:span text:style-name="T1">A</text:span><text:span text:style-name="T1">が接続するネットワーク</text:span></text:p>
          </draw:text-box>
        </draw:frame>
        <draw:frame draw:style-name="gr3" draw:text-style-name="P2" draw:layer="layout" svg:width="7.055cm" svg:height="0.806cm" svg:x="18.001cm" svg:y="11.388cm">
          <draw:text-box>
            <text:p><text:span text:style-name="T1">ルータ</text:span><text:span text:style-name="T1">B</text:span><text:span text:style-name="T1">が接続するネットワーク</text:span></text:p>
          </draw:text-box>
        </draw:frame>
        <draw:frame draw:style-name="gr3" draw:text-style-name="P2" draw:layer="layout" svg:width="3.673cm" svg:height="0.806cm" svg:x="1.5cm" svg:y="4.7cm">
          <draw:text-box>
            <text:p><text:span text:style-name="T1">192.168.0.254</text:span></text:p>
          </draw:text-box>
        </draw:frame>
        <draw:frame draw:style-name="gr3" draw:text-style-name="P2" draw:layer="layout" svg:width="2.847cm" svg:height="0.806cm" svg:x="22.901cm" svg:y="5.2cm">
          <draw:text-box>
            <text:p><text:span text:style-name="T1">172.16.0.1</text:span></text:p>
          </draw:text-box>
        </draw:frame>
        <draw:frame draw:style-name="gr5" draw:text-style-name="P2" draw:layer="layout" svg:width="8.44cm" svg:height="1.5cm" svg:x="10.9cm" svg:y="7.5cm">
          <draw:text-box>
            <text:p><text:span text:style-name="T1">この区間のインタフェイスは</text:span></text:p>
            <text:p><text:span text:style-name="T1">IP</text:span><text:span text:style-name="T1">アドレスの割り当てを省略す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6T23:17:35.09</meta:creation-date>
    <dc:date>2011-12-07T00:43:05.93</dc:date>
    <meta:editing-duration>PT00H23M08S</meta:editing-duration>
    <meta:editing-cycles>4</meta:editing-cycles>
    <meta:generator>OpenOffice.org/3.2$Win32 OpenOffice.org_project/320m18$Build-9502</meta:generator>
    <meta:document-statistic meta:object-count="17"/>
  </office:meta>
</office:document-meta>
</file>